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 style:list-style-name="L1"/>
    <style:style style:name="P3" style:family="paragraph" style:parent-style-name="Text_20_body">
      <style:text-properties fo:font-style="normal" style:font-style-asian="normal" style:font-style-complex="normal"/>
    </style:style>
    <style:style style:name="P4" style:family="paragraph" style:parent-style-name="Text_20_body" style:list-style-name="L1">
      <style:text-properties fo:font-style="normal" style:font-style-asian="normal" style:font-style-complex="normal"/>
    </style:style>
    <style:style style:name="P5" style:family="paragraph" style:parent-style-name="Text_20_body" style:list-style-name="L2">
      <style:text-properties fo:font-style="normal" style:font-style-asian="normal" style:font-style-complex="normal"/>
    </style:style>
    <style:style style:name="P6" style:family="paragraph" style:parent-style-name="Text_20_body" style:list-style-name="L3">
      <style:text-properties fo:font-style="normal" style:font-style-asian="normal" style:font-style-complex="normal"/>
    </style:style>
    <style:style style:name="P7" style:family="paragraph" style:parent-style-name="Text_20_body" style:list-style-name="L1">
      <style:text-properties fo:font-weight="normal" style:font-weight-asian="normal" style:font-weight-complex="normal"/>
    </style:style>
    <style:style style:name="P8" style:family="paragraph" style:parent-style-name="Text_20_body" style:list-style-name="L3">
      <style:text-properties fo:font-style="italic" style:font-style-asian="italic" style:font-style-complex="italic"/>
    </style:style>
    <style:style style:name="P9" style:family="paragraph" style:parent-style-name="Text_20_body" style:list-style-name="L1">
      <style:text-properties style:text-underline-style="solid" style:text-underline-width="auto" style:text-underline-color="font-color"/>
    </style:style>
    <style:style style:name="P10" style:family="paragraph" style:parent-style-name="Heading_20_1">
      <style:paragraph-properties fo:text-align="center" style:justify-single-word="false"/>
      <style:text-properties style:font-name="Cambria"/>
    </style:style>
    <style:style style:name="T1" style:family="text">
      <style:text-properties style:font-name="Cambria"/>
    </style:style>
    <style:style style:name="T2" style:family="text">
      <style:text-properties style:font-name="Cambria" fo:font-weight="bold" style:font-weight-asian="bold" style:font-weight-complex="bold"/>
    </style:style>
    <style:style style:name="T3" style:family="text">
      <style:text-properties style:font-name="Cambria" fo:font-style="italic" style:font-style-asian="italic" style:font-style-complex="italic"/>
    </style:style>
    <style:style style:name="T4" style:family="text">
      <style:text-properties style:font-name="Cambria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Cambria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Cambria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style:font-name="Cambria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Cambria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Cambria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Cambria" fo:font-weight="normal" style:font-weight-asian="normal" style:font-weight-complex="normal"/>
    </style:style>
    <style:style style:name="T11" style:family="text">
      <style:text-properties style:font-name="Cambria"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font-name="Cambria" style:text-underline-style="none" fo:font-weight="normal" style:font-weight-asian="normal" style:font-weight-complex="normal"/>
    </style:style>
    <style:style style:name="T13" style:family="text">
      <style:text-properties style:font-name="Cambria" style:text-underline-style="none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Menu system in Teleports</text:h>
      <text:p text:style-name="P1"><text:span text:style-name="T1">Everything is controlled by MenuController</text:span></text:p>
      <text:h text:style-name="Heading_20_2" text:outline-level="2"><text:span text:style-name="T1"><text:tab/>MenuController</text:span></text:h>
      <text:list xml:id="list525807921512475959" text:style-name="L1">
        <text:list-item>
          <text:p text:style-name="P2"><text:span text:style-name="T2">ScriptableObject</text:span><text:span text:style-name="T1"> singleton sitting in </text:span><text:span text:style-name="T2">Resources/Menu</text:span></text:p>
        </text:list-item>
        <text:list-item>
          <text:p text:style-name="P2"><text:span text:style-name="T1">it requires a </text:span><text:span text:style-name="T2">MenuSystemStarter</text:span><text:span text:style-name="T1"> </text:span><text:span text:style-name="T6">MonoBehaviour</text:span><text:span text:style-name="T1"> in </text:span><text:span text:style-name="T2">Main</text:span><text:span text:style-name="T1"> scene that will call its </text:span><text:span text:style-name="T3">FirstStart()</text:span><text:span text:style-name="T1"> method</text:span></text:p>
        </text:list-item>
        <text:list-item>
          <text:p text:style-name="P2"><text:span text:style-name="T1">It can display multiple </text:span><text:span text:style-name="T10">menus, every single </text:span><text:span text:style-name="T2">Menu</text:span><text:span text:style-name="T10"> type is defined in </text:span><text:span text:style-name="T2">MenuType</text:span><text:span text:style-name="T10"> enum</text:span></text:p>
        </text:list-item>
        <text:list-item>
          <text:p text:style-name="P9"><text:span text:style-name="T10">Adding a new </text:span><text:span text:style-name="T2">Menu:</text:span></text:p>
          <text:list>
            <text:list-item>
              <text:p text:style-name="P7"><text:span text:style-name="T1">Choose a name</text:span></text:p>
            </text:list-item>
            <text:list-item>
              <text:p text:style-name="P7"><text:span text:style-name="T1">Add a </text:span><text:span text:style-name="T2">MenuType</text:span><text:span text:style-name="T1"> entry same as the name</text:span></text:p>
            </text:list-item>
            <text:list-item>
              <text:p text:style-name="P7"><text:span text:style-name="T1">Create a new folder at </text:span><text:span text:style-name="T2">Resources/Menu/&lt;Name&gt;</text:span></text:p>
            </text:list-item>
            <text:list-item>
              <text:p text:style-name="P7"><text:span text:style-name="T1">Create a </text:span><text:span text:style-name="T2">Menu</text:span><text:span text:style-name="T1"> object and reference in in the </text:span><text:span text:style-name="T2">MenuController</text:span></text:p>
            </text:list-item>
          </text:list>
        </text:list-item>
        <text:list-item>
          <text:p text:style-name="P2"><text:span text:style-name="T1">Setup:</text:span></text:p>
          <text:list>
            <text:list-item>
              <text:p text:style-name="P2"><text:span text:style-name="T1">Insert </text:span><text:span text:style-name="T2">Menu</text:span><text:span text:style-name="T10"> references in </text:span><text:span text:style-name="T5">menuInspectorLinks</text:span></text:p>
            </text:list-item>
            <text:list-item>
              <text:p text:style-name="P4"><text:span text:style-name="T10">Choose </text:span><text:span text:style-name="T5">startMenu;</text:span></text:p>
            </text:list-item>
            <text:list-item>
              <text:p text:style-name="P4"><text:span text:style-name="T10">Insert </text:span><text:span text:style-name="T5">mainCanvasPrefab</text:span></text:p>
            </text:list-item>
          </text:list>
        </text:list-item>
        <text:list-item>
          <text:p text:style-name="P4"><text:span text:style-name="T10">Initialization:</text:span></text:p>
          <text:list>
            <text:list-item>
              <text:p text:style-name="P2"><text:span text:style-name="T7">an internal </text:span><text:span text:style-name="T6">Menu</text:span><text:span text:style-name="T7"> array is constructed from </text:span><text:span text:style-name="T5">menuInspectorLinks</text:span></text:p>
            </text:list-item>
          </text:list>
        </text:list-item>
      </text:list>
      <text:h text:style-name="Heading_20_3" text:outline-level="3"><text:span text:style-name="T4"><text:tab/></text:span><text:span text:style-name="T5">MenuController – How it works</text:span></text:h>
      <text:p text:style-name="P3"><text:span text:style-name="T10"><text:tab/>The MenuController manages opened Menus in a stack, allowing for easy navigation with back button. </text:span></text:p>
      <text:p text:style-name="P3"><text:span text:style-name="T10">A </text:span><text:span text:style-name="T2">Menu </text:span><text:span text:style-name="T10">has three states:</text:span></text:p>
      <text:list xml:id="list7423130189711497254" text:style-name="L2">
        <text:list-item>
          <text:p text:style-name="P5"><text:span text:style-name="T10">Closed</text:span></text:p>
          <text:list>
            <text:list-item>
              <text:p text:style-name="P5"><text:span text:style-name="T10">its </text:span><text:span text:style-name="T2">GameObject </text:span><text:span text:style-name="T10">is </text:span><text:span text:style-name="T11">destroyed</text:span><text:span text:style-name="T10"> and </text:span><text:span text:style-name="T11">off </text:span><text:span text:style-name="T10">the stack</text:span></text:p>
            </text:list-item>
          </text:list>
        </text:list-item>
        <text:list-item>
          <text:p text:style-name="P5"><text:span text:style-name="T10">Hidden</text:span></text:p>
          <text:list>
            <text:list-item>
              <text:p text:style-name="P5"><text:span text:style-name="T10">its </text:span><text:span text:style-name="T2">GameObject </text:span><text:span text:style-name="T10">is </text:span><text:span text:style-name="T11">disabled</text:span><text:span text:style-name="T12"> and </text:span><text:span text:style-name="T11">on</text:span><text:span text:style-name="T12"> the stack</text:span></text:p>
            </text:list-item>
          </text:list>
        </text:list-item>
        <text:list-item>
          <text:p text:style-name="P5"><text:span text:style-name="T12">Open</text:span></text:p>
          <text:list>
            <text:list-item>
              <text:p text:style-name="P5"><text:span text:style-name="T12">its </text:span><text:span text:style-name="T13">GameObject </text:span><text:span text:style-name="T12">is </text:span><text:span text:style-name="T11">enabled</text:span><text:span text:style-name="T12"> and </text:span><text:span text:style-name="T11">on</text:span><text:span text:style-name="T12"> the stack</text:span></text:p>
            </text:list-item>
          </text:list>
        </text:list-item>
      </text:list>
      <text:p text:style-name="P3"><text:span text:style-name="T12">And two boolean attributes:</text:span></text:p>
      <text:list xml:id="list6374096677018166915" text:style-name="L3">
        <text:list-item>
          <text:p text:style-name="P8"><text:span text:style-name="T12">disableMenusUnder</text:span></text:p>
          <text:list>
            <text:list-item>
              <text:p text:style-name="P8"><text:span text:style-name="T8">if set to </text:span><text:span text:style-name="T9">true</text:span><text:span text:style-name="T8">, when opened, the other menus will be disabled</text:span></text:p>
            </text:list-item>
            <text:list-item>
              <text:p text:style-name="P8"><text:span text:style-name="T8">if set to </text:span><text:span text:style-name="T9">false</text:span><text:span text:style-name="T8">, it will appear on top of already opened menus like a pop-up</text:span></text:p>
            </text:list-item>
            <text:list-item>
              <text:p text:style-name="P8"><text:span text:style-name="T8">whenever another menu with </text:span><text:span text:style-name="T12">disableMenusUnder </text:span><text:span text:style-name="T8">set to </text:span><text:span text:style-name="T9">true</text:span><text:span text:style-name="T12"> </text:span><text:span text:style-name="T8">is opened on top of pop-ups, when closed and going back to previous menu it will keep closing pop-ups </text:span><text:soft-page-break/><text:span text:style-name="T8">until if finds another menu with </text:span><text:span text:style-name="T12">disableMenusUnder </text:span><text:span text:style-name="T8">set to </text:span><text:span text:style-name="T9">true</text:span><text:span text:style-name="T8">, which it then enables</text:span></text:p>
            </text:list-item>
          </text:list>
        </text:list-item>
        <text:list-item>
          <text:p text:style-name="P8"><text:span text:style-name="T12">useMainCanvas</text:span></text:p>
          <text:list>
            <text:list-item>
              <text:p text:style-name="P6"><text:span text:style-name="T12">if true, it will parent the spawned menu </text:span><text:span text:style-name="T13">GameObject</text:span><text:span text:style-name="T12"> to a pre-existing </text:span><text:span text:style-name="T13">MainCanvas</text:span></text:p>
            </text:list-item>
            <text:list-item>
              <text:p text:style-name="P6"><text:span text:style-name="T12">if false, the </text:span><text:span text:style-name="T13">GameObject </text:span><text:span text:style-name="T12">will need to contain its own </text:span><text:span text:style-name="T13">Canvas</text:span></text:p>
            </text:list-item>
          </text:list>
        </text:list-item>
      </text:list>
      <text:p text:style-name="Text_20_body"><text:span text:style-name="T4"/></text:p>
      <text:h text:style-name="Heading_20_10" text:outline-level="10"><text:span text:style-name="T1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44M47S</meta:editing-duration>
    <meta:editing-cycles>3</meta:editing-cycles>
    <meta:generator>OpenOffice/4.1.0$Win32 OpenOffice.org_project/410m18$Build-9764</meta:generator>
    <dc:date>2017-10-12T00:22:55.11</dc:date>
    <meta:document-statistic meta:table-count="0" meta:image-count="0" meta:object-count="0" meta:page-count="2" meta:paragraph-count="34" meta:word-count="271" meta:character-count="1554"/>
    <meta:user-defined meta:name="Info 1"/>
    <meta:user-defined meta:name="Info 2"/>
    <meta:user-defined meta:name="Info 3"/>
    <meta:user-defined meta:name="Info 4"/>
  </office:meta>
</office:document-meta>
</file>